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9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9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9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9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9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9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9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9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Arial"/>
      </text:list-level-style-bullet>
      <text:list-level-style-bullet text:level="2" text:style-name="WW_CharLFO10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10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10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10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10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10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10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10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58in" text:min-label-width="0.25in" text:list-level-position-and-space-mode="label-alignment">
          <style:list-level-label-alignment text:label-followed-by="listtab" fo:margin-left="0.7458in" fo:text-indent="-0.25in"/>
        </style:list-level-properties>
        <style:text-properties style:font-name="Arial"/>
      </text:list-level-style-bullet>
      <text:list-level-style-bullet text:level="2" text:style-name="WW_CharLFO11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1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1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1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1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1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1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1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Arial"/>
      </text:list-level-style-bullet>
      <text:list-level-style-bullet text:level="2" text:style-name="WW_CharLFO12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12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12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12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12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12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12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12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13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13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13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13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13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13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13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3" style:parent-style-name="DefaultParagraphFont" style:family="text">
      <style:text-properties style:font-name="Arial" style:font-name-complex="Arial" fo:font-size="28pt" style:font-size-asian="28pt" style:font-size-complex="28pt"/>
    </style:style>
    <style:style style:name="T4" style:parent-style-name="DefaultParagraphFont" style:family="text">
      <style:text-properties style:font-name="Arial" style:font-name-complex="Arial" fo:font-size="20pt" style:font-size-asian="20pt" style:font-size-complex="20pt"/>
    </style:style>
    <style:style style:name="P5" style:parent-style-name="Normal" style:family="paragraph">
      <style:text-properties style:language-asian="en" style:country-asian="GB"/>
    </style:style>
    <style:style style:name="P6" style:parent-style-name="TOC1" style:family="paragraph">
      <style:paragraph-properties>
        <style:tab-stops>
          <style:tab-stop style:type="right" style:leader-style="dotted" style:leader-text="." style:position="6.2611in"/>
        </style:tab-stops>
      </style:paragraph-properties>
    </style:style>
    <style:style style:name="T7" style:parent-style-name="Hyperlink" style:family="text">
      <style:text-properties style:font-name="Arial" style:font-name-complex="Arial" fo:font-size="12pt" style:font-size-asian="12pt" style:font-size-complex="12pt"/>
    </style:style>
    <style:style style:name="T8" style:parent-style-name="DefaultParagraphFont" style:family="text">
      <style:text-properties style:font-name="Arial" style:font-name-complex="Arial" fo:font-size="12pt" style:font-size-asian="12pt" style:font-size-complex="12pt"/>
    </style:style>
    <style:style style:name="T9" style:parent-style-name="DefaultParagraphFont" style:family="text">
      <style:text-properties style:font-name="Arial" style:font-name-complex="Arial" fo:font-size="12pt" style:font-size-asian="12pt" style:font-size-complex="12pt"/>
    </style:style>
    <style:style style:name="P10" style:parent-style-name="TOC1" style:family="paragraph">
      <style:paragraph-properties>
        <style:tab-stops>
          <style:tab-stop style:type="right" style:leader-style="dotted" style:leader-text="." style:position="6.2611in"/>
        </style:tab-stops>
      </style:paragraph-properties>
    </style:style>
    <style:style style:name="T11" style:parent-style-name="Hyperlink" style:family="text">
      <style:text-properties style:font-name="Arial" style:font-name-complex="Arial" fo:font-size="12pt" style:font-size-asian="12pt" style:font-size-complex="12pt"/>
    </style:style>
    <style:style style:name="T12" style:parent-style-name="DefaultParagraphFont" style:family="text">
      <style:text-properties style:font-name="Arial" style:font-name-complex="Arial" fo:font-size="12pt" style:font-size-asian="12pt" style:font-size-complex="12pt"/>
    </style:style>
    <style:style style:name="T13" style:parent-style-name="DefaultParagraphFont" style:family="text">
      <style:text-properties style:font-name="Arial" style:font-name-complex="Arial" fo:font-size="12pt" style:font-size-asian="12pt" style:font-size-complex="12pt"/>
    </style:style>
    <style:style style:name="P14" style:parent-style-name="TOC1" style:family="paragraph">
      <style:paragraph-properties>
        <style:tab-stops>
          <style:tab-stop style:type="right" style:leader-style="dotted" style:leader-text="." style:position="6.2611in"/>
        </style:tab-stops>
      </style:paragraph-properties>
    </style:style>
    <style:style style:name="T15" style:parent-style-name="Hyperlink" style:family="text">
      <style:text-properties style:font-name="Arial" style:font-name-complex="Arial" fo:font-size="12pt" style:font-size-asian="12pt" style:font-size-complex="12pt"/>
    </style:style>
    <style:style style:name="T16" style:parent-style-name="DefaultParagraphFont" style:family="text">
      <style:text-properties style:font-name="Arial" style:font-name-complex="Arial" fo:font-size="12pt" style:font-size-asian="12pt" style:font-size-complex="12pt"/>
    </style:style>
    <style:style style:name="T17" style:parent-style-name="DefaultParagraphFont" style:family="text">
      <style:text-properties style:font-name="Arial" style:font-name-complex="Arial" fo:font-size="12pt" style:font-size-asian="12pt" style:font-size-complex="12pt"/>
    </style:style>
    <style:style style:name="P18" style:parent-style-name="TOC1" style:family="paragraph">
      <style:paragraph-properties>
        <style:tab-stops>
          <style:tab-stop style:type="right" style:leader-style="dotted" style:leader-text="." style:position="6.2611in"/>
        </style:tab-stops>
      </style:paragraph-properties>
    </style:style>
    <style:style style:name="T19" style:parent-style-name="Hyperlink" style:family="text">
      <style:text-properties style:font-name="Arial" style:font-name-complex="Arial" fo:font-size="12pt" style:font-size-asian="12pt" style:font-size-complex="12pt"/>
    </style:style>
    <style:style style:name="T20" style:parent-style-name="DefaultParagraphFont" style:family="text">
      <style:text-properties style:font-name="Arial" style:font-name-complex="Arial" fo:font-size="12pt" style:font-size-asian="12pt" style:font-size-complex="12pt"/>
    </style:style>
    <style:style style:name="T21" style:parent-style-name="DefaultParagraphFont" style:family="text">
      <style:text-properties style:font-name="Arial" style:font-name-complex="Arial" fo:font-size="12pt" style:font-size-asian="12pt" style:font-size-complex="12pt"/>
    </style:style>
    <style:style style:name="P22" style:parent-style-name="TOC1" style:family="paragraph">
      <style:paragraph-properties>
        <style:tab-stops>
          <style:tab-stop style:type="right" style:leader-style="dotted" style:leader-text="." style:position="6.2611in"/>
        </style:tab-stops>
      </style:paragraph-properties>
    </style:style>
    <style:style style:name="T23" style:parent-style-name="Hyperlink" style:family="text">
      <style:text-properties style:font-name="Arial" style:font-name-complex="Arial" fo:font-size="12pt" style:font-size-asian="12pt" style:font-size-complex="12pt"/>
    </style:style>
    <style:style style:name="T24" style:parent-style-name="DefaultParagraphFont" style:family="text">
      <style:text-properties style:font-name="Arial" style:font-name-complex="Arial" fo:font-size="12pt" style:font-size-asian="12pt" style:font-size-complex="12pt"/>
    </style:style>
    <style:style style:name="T25" style:parent-style-name="DefaultParagraphFont" style:family="text">
      <style:text-properties style:font-name="Arial" style:font-name-complex="Arial" fo:font-size="12pt" style:font-size-asian="12pt" style:font-size-complex="12pt"/>
    </style:style>
    <style:style style:name="T26" style:parent-style-name="Hyperlink" style:family="text">
      <style:text-properties style:font-name="Arial" style:font-name-complex="Arial" fo:font-size="12pt" style:font-size-asian="12pt" style:font-size-complex="12pt"/>
    </style:style>
    <style:style style:name="T27" style:parent-style-name="DefaultParagraphFont" style:family="text">
      <style:text-properties style:font-name="Arial" style:font-name-complex="Arial" fo:font-size="12pt" style:font-size-asian="12pt" style:font-size-complex="12pt"/>
    </style:style>
    <style:style style:name="T28" style:parent-style-name="DefaultParagraphFont" style:family="text">
      <style:text-properties style:font-name="Arial" style:font-name-complex="Arial" fo:font-size="12pt" style:font-size-asian="12pt" style:font-size-complex="12pt"/>
    </style:style>
    <style:style style:name="P29" style:parent-style-name="TOC1" style:family="paragraph">
      <style:paragraph-properties>
        <style:tab-stops>
          <style:tab-stop style:type="right" style:leader-style="dotted" style:leader-text="." style:position="6.2611in"/>
        </style:tab-stops>
      </style:paragraph-properties>
    </style:style>
    <style:style style:name="T30" style:parent-style-name="Hyperlink" style:family="text">
      <style:text-properties style:font-name="Arial" style:font-name-complex="Arial" fo:font-size="12pt" style:font-size-asian="12pt" style:font-size-complex="12pt"/>
    </style:style>
    <style:style style:name="T31" style:parent-style-name="DefaultParagraphFont" style:family="text">
      <style:text-properties style:font-name="Arial" style:font-name-complex="Arial" fo:font-size="12pt" style:font-size-asian="12pt" style:font-size-complex="12pt"/>
    </style:style>
    <style:style style:name="T32" style:parent-style-name="DefaultParagraphFont" style:family="text">
      <style:text-properties style:font-name="Arial" style:font-name-complex="Arial" fo:font-size="12pt" style:font-size-asian="12pt" style:font-size-complex="12pt"/>
    </style:style>
    <style:style style:name="P33" style:parent-style-name="TOC1" style:family="paragraph">
      <style:paragraph-properties>
        <style:tab-stops>
          <style:tab-stop style:type="right" style:leader-style="dotted" style:leader-text="." style:position="6.2611in"/>
        </style:tab-stops>
      </style:paragraph-properties>
    </style:style>
    <style:style style:name="T34" style:parent-style-name="Hyperlink" style:family="text">
      <style:text-properties style:font-name="Arial" style:font-name-complex="Arial" fo:font-size="12pt" style:font-size-asian="12pt" style:font-size-complex="12pt"/>
    </style:style>
    <style:style style:name="T35" style:parent-style-name="DefaultParagraphFont" style:family="text">
      <style:text-properties style:font-name="Arial" style:font-name-complex="Arial" fo:font-size="12pt" style:font-size-asian="12pt" style:font-size-complex="12pt"/>
    </style:style>
    <style:style style:name="T36" style:parent-style-name="DefaultParagraphFont" style:family="text">
      <style:text-properties style:font-name="Arial" style:font-name-complex="Arial" fo:font-size="12pt" style:font-size-asian="12pt" style:font-size-complex="12pt"/>
    </style:style>
    <style:style style:name="P37" style:parent-style-name="TOC1" style:family="paragraph">
      <style:paragraph-properties>
        <style:tab-stops>
          <style:tab-stop style:type="right" style:leader-style="dotted" style:leader-text="." style:position="6.2611in"/>
        </style:tab-stops>
      </style:paragraph-properties>
    </style:style>
    <style:style style:name="T38" style:parent-style-name="Hyperlink" style:family="text">
      <style:text-properties style:font-name="Arial" style:font-name-complex="Arial" fo:font-size="12pt" style:font-size-asian="12pt" style:font-size-complex="12pt"/>
    </style:style>
    <style:style style:name="T39" style:parent-style-name="DefaultParagraphFont" style:family="text">
      <style:text-properties style:font-name="Arial" style:font-name-complex="Arial" fo:font-size="12pt" style:font-size-asian="12pt" style:font-size-complex="12pt"/>
    </style:style>
    <style:style style:name="T40" style:parent-style-name="DefaultParagraphFont" style:family="text">
      <style:text-properties style:font-name="Arial" style:font-name-complex="Arial" fo:font-size="12pt" style:font-size-asian="12pt" style:font-size-complex="12pt"/>
    </style:style>
    <style:style style:name="P41" style:parent-style-name="TOC1" style:family="paragraph">
      <style:paragraph-properties>
        <style:tab-stops>
          <style:tab-stop style:type="right" style:leader-style="dotted" style:leader-text="." style:position="6.2611in"/>
        </style:tab-stops>
      </style:paragraph-properties>
    </style:style>
    <style:style style:name="T42" style:parent-style-name="Hyperlink" style:family="text">
      <style:text-properties style:font-name="Arial" style:font-name-complex="Arial" fo:font-size="12pt" style:font-size-asian="12pt" style:font-size-complex="12pt"/>
    </style:style>
    <style:style style:name="T43" style:parent-style-name="Hyperlink" style:family="text">
      <style:text-properties style:font-name="Arial" style:font-name-complex="Arial" fo:font-size="12pt" style:font-size-asian="12pt" style:font-size-complex="12pt"/>
    </style:style>
    <style:style style:name="T44" style:parent-style-name="Hyperlink" style:family="text">
      <style:text-properties style:font-name="Arial" style:font-name-complex="Arial" fo:font-size="12pt" style:font-size-asian="12pt" style:font-size-complex="12pt"/>
    </style:style>
    <style:style style:name="T45" style:parent-style-name="DefaultParagraphFont" style:family="text">
      <style:text-properties style:font-name="Arial" style:font-name-complex="Arial" fo:font-size="12pt" style:font-size-asian="12pt" style:font-size-complex="12pt"/>
    </style:style>
    <style:style style:name="T46" style:parent-style-name="DefaultParagraphFont" style:family="text">
      <style:text-properties style:font-name="Arial" style:font-name-complex="Arial" fo:font-size="12pt" style:font-size-asian="12pt" style:font-size-complex="12pt"/>
    </style:style>
    <style:style style:name="P47" style:parent-style-name="Normal" style:family="paragraph">
      <style:paragraph-properties fo:break-before="page" fo:line-height="115%"/>
    </style:style>
    <style:style style:name="P48" style:parent-style-name="Heading1" style:family="paragraph">
      <style:text-properties style:font-name="Arial" style:font-name-complex="Arial"/>
    </style:style>
    <style:style style:name="P49"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T50"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51" style:parent-style-name="DefaultParagraphFont" style:family="text">
      <style:text-properties style:font-name="Arial" style:font-name-complex="Arial" fo:font-size="12pt" style:font-size-asian="12pt" style:font-size-complex="12pt"/>
    </style:style>
    <style:style style:name="T52" style:parent-style-name="DefaultParagraphFont" style:family="text">
      <style:text-properties style:font-name="Arial" style:font-name-complex="Arial" fo:font-size="12pt" style:font-size-asian="12pt" style:font-size-complex="12pt"/>
    </style:style>
    <style:style style:name="T53" style:parent-style-name="DefaultParagraphFont" style:family="text">
      <style:text-properties style:font-name="Arial" style:font-name-complex="Arial" fo:font-size="12pt" style:font-size-asian="12pt" style:font-size-complex="12pt"/>
    </style:style>
    <style:style style:name="T54" style:parent-style-name="DefaultParagraphFont" style:family="text">
      <style:text-properties style:font-name="Arial" style:font-name-complex="Arial" fo:font-size="12pt" style:font-size-asian="12pt" style:font-size-complex="12pt"/>
    </style:style>
    <style:style style:name="T55" style:parent-style-name="DefaultParagraphFont" style:family="text">
      <style:text-properties style:font-name="Arial" style:font-name-complex="Arial" fo:font-size="12pt" style:font-size-asian="12pt" style:font-size-complex="12pt"/>
    </style:style>
    <style:style style:name="T56" style:parent-style-name="DefaultParagraphFont" style:family="text">
      <style:text-properties style:font-name="Arial" style:font-name-complex="Arial" fo:font-size="12pt" style:font-size-asian="12pt" style:font-size-complex="12pt"/>
    </style:style>
    <style:style style:name="T57" style:parent-style-name="DefaultParagraphFont" style:family="text">
      <style:text-properties style:font-name="Arial" style:font-name-complex="Arial" fo:font-size="12pt" style:font-size-asian="12pt" style:font-size-complex="12pt"/>
    </style:style>
    <style:style style:name="T58" style:parent-style-name="DefaultParagraphFont" style:family="text">
      <style:text-properties style:font-name="Arial" style:font-name-complex="Arial" fo:font-size="12pt" style:font-size-asian="12pt" style:font-size-complex="12pt"/>
    </style:style>
    <style:style style:name="T59" style:parent-style-name="DefaultParagraphFont" style:family="text">
      <style:text-properties style:font-name="Arial" style:font-name-complex="Arial" fo:font-size="12pt" style:font-size-asian="12pt" style:font-size-complex="12pt"/>
    </style:style>
    <style:style style:name="P60" style:parent-style-name="Normal" style:family="paragraph">
      <style:text-properties style:font-name="Arial" style:font-name-complex="Arial" fo:font-size="12pt" style:font-size-asian="12pt" style:font-size-complex="12pt"/>
    </style:style>
    <style:style style:name="P61" style:parent-style-name="Normal" style:family="paragraph">
      <style:text-properties style:font-name="Arial" style:font-name-complex="Arial" fo:font-size="12pt" style:font-size-asian="12pt" style:font-size-complex="12pt"/>
    </style:style>
    <style:style style:name="P62" style:parent-style-name="ListParagraph" style:list-style-name="LFO13" style:family="paragraph">
      <style:text-properties style:font-name="Arial" style:font-name-complex="Arial" fo:font-size="12pt" style:font-size-asian="12pt" style:font-size-complex="12pt"/>
    </style:style>
    <style:style style:name="P63" style:parent-style-name="ListParagraph" style:list-style-name="LFO13" style:family="paragraph">
      <style:text-properties style:font-name="Arial" style:font-name-complex="Arial" fo:font-size="12pt" style:font-size-asian="12pt" style:font-size-complex="12pt"/>
    </style:style>
    <style:style style:name="P64" style:parent-style-name="ListParagraph" style:list-style-name="LFO13" style:family="paragraph"/>
    <style:style style:name="T65" style:parent-style-name="DefaultParagraphFont" style:family="text">
      <style:text-properties style:font-name="Arial" style:font-name-complex="Arial" fo:font-size="12pt" style:font-size-asian="12pt" style:font-size-complex="12pt"/>
    </style:style>
    <style:style style:name="T66" style:parent-style-name="DefaultParagraphFont" style:family="text">
      <style:text-properties style:font-name="Arial" style:font-name-complex="Arial" fo:font-size="12pt" style:font-size-asian="12pt" style:font-size-complex="12pt"/>
    </style:style>
    <style:style style:name="T67" style:parent-style-name="DefaultParagraphFont" style:family="text">
      <style:text-properties style:font-name="Arial" style:font-name-complex="Arial" fo:font-size="12pt" style:font-size-asian="12pt" style:font-size-complex="12pt"/>
    </style:style>
    <style:style style:name="P68" style:parent-style-name="ListParagraph" style:list-style-name="LFO13" style:family="paragraph">
      <style:text-properties style:font-name="Arial" style:font-name-complex="Arial" fo:font-size="12pt" style:font-size-asian="12pt" style:font-size-complex="12pt"/>
    </style:style>
    <style:style style:name="P69" style:parent-style-name="ListParagraph" style:list-style-name="LFO13" style:family="paragraph">
      <style:text-properties style:font-name="Arial" style:font-name-complex="Arial" fo:font-size="12pt" style:font-size-asian="12pt" style:font-size-complex="12pt"/>
    </style:style>
    <style:style style:name="P70" style:parent-style-name="ListParagraph" style:list-style-name="LFO13" style:family="paragraph">
      <style:text-properties style:font-name="Arial" style:font-name-complex="Arial" fo:font-size="12pt" style:font-size-asian="12pt" style:font-size-complex="12pt"/>
    </style:style>
    <style:style style:name="P71" style:parent-style-name="ListParagraph" style:list-style-name="LFO13" style:family="paragraph">
      <style:text-properties style:font-name="Arial" style:font-name-complex="Arial" fo:font-size="12pt" style:font-size-asian="12pt" style:font-size-complex="12pt"/>
    </style:style>
    <style:style style:name="T72" style:parent-style-name="DefaultParagraphFont" style:family="text">
      <style:text-properties style:font-name="Arial" style:font-name-asian="Arial" style:font-name-complex="Arial" fo:color="#242424" fo:font-size="12pt" style:font-size-asian="12pt" style:font-size-complex="12pt"/>
    </style:style>
    <style:style style:name="P73" style:parent-style-name="Normal" style:family="paragraph">
      <style:paragraph-properties fo:break-before="page" fo:line-height="115%"/>
    </style:style>
    <style:style style:name="P74" style:parent-style-name="Heading1" style:family="paragraph">
      <style:text-properties style:font-name="Arial" style:font-name-complex="Arial"/>
    </style:style>
    <style:style style:name="P75"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76" style:parent-style-name="ListParagraph" style:list-style-name="LFO2" style:family="paragraph">
      <style:paragraph-properties fo:line-height="115%"/>
    </style:style>
    <style:style style:name="T7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8" style:parent-style-name="DefaultParagraphFont" style:family="text">
      <style:text-properties style:font-name="Arial" style:font-name-complex="Arial" fo:font-size="12pt" style:font-size-asian="12pt" style:font-size-complex="12pt"/>
    </style:style>
    <style:style style:name="T79" style:parent-style-name="DefaultParagraphFont" style:family="text">
      <style:text-properties style:font-name="Arial" style:font-name-complex="Arial" fo:font-size="12pt" style:font-size-asian="12pt" style:font-size-complex="12pt"/>
    </style:style>
    <style:style style:name="T80" style:parent-style-name="DefaultParagraphFont" style:family="text">
      <style:text-properties style:font-name="Arial" style:font-name-complex="Arial" fo:font-size="12pt" style:font-size-asian="12pt" style:font-size-complex="12pt"/>
    </style:style>
    <style:style style:name="P81" style:parent-style-name="ListParagraph" style:list-style-name="LFO2" style:family="paragraph">
      <style:paragraph-properties fo:line-height="115%"/>
    </style:style>
    <style:style style:name="T8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83" style:parent-style-name="DefaultParagraphFont" style:family="text">
      <style:text-properties style:font-name="Arial" style:font-name-complex="Arial" fo:font-size="12pt" style:font-size-asian="12pt" style:font-size-complex="12pt"/>
    </style:style>
    <style:style style:name="T84"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85" style:parent-style-name="DefaultParagraphFont" style:family="text">
      <style:text-properties style:font-name="Arial" style:font-name-complex="Arial" fo:font-size="12pt" style:font-size-asian="12pt" style:font-size-complex="12pt"/>
    </style:style>
    <style:style style:name="P86" style:parent-style-name="ListParagraph" style:list-style-name="LFO2" style:family="paragraph">
      <style:paragraph-properties fo:line-height="115%"/>
    </style:style>
    <style:style style:name="T8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88" style:parent-style-name="DefaultParagraphFont" style:family="text">
      <style:text-properties style:font-name="Arial" style:font-name-complex="Arial" fo:font-size="12pt" style:font-size-asian="12pt" style:font-size-complex="12pt"/>
    </style:style>
    <style:style style:name="T89" style:parent-style-name="DefaultParagraphFont" style:family="text">
      <style:text-properties style:font-name="Arial" style:font-name-complex="Arial" fo:font-size="12pt" style:font-size-asian="12pt" style:font-size-complex="12pt"/>
    </style:style>
    <style:style style:name="T90" style:parent-style-name="DefaultParagraphFont" style:family="text">
      <style:text-properties style:font-name="Arial" style:font-name-complex="Arial" fo:font-size="12pt" style:font-size-asian="12pt" style:font-size-complex="12pt"/>
    </style:style>
    <style:style style:name="T91" style:parent-style-name="DefaultParagraphFont" style:family="text">
      <style:text-properties style:font-name="Arial" style:font-name-complex="Arial" fo:font-size="12pt" style:font-size-asian="12pt" style:font-size-complex="12pt"/>
    </style:style>
    <style:style style:name="T92" style:parent-style-name="DefaultParagraphFont" style:family="text">
      <style:text-properties style:font-name="Arial" style:font-name-complex="Arial" fo:font-size="12pt" style:font-size-asian="12pt" style:font-size-complex="12pt"/>
    </style:style>
    <style:style style:name="T93" style:parent-style-name="DefaultParagraphFont" style:family="text">
      <style:text-properties style:font-name="Arial" style:font-name-complex="Arial" fo:font-size="12pt" style:font-size-asian="12pt" style:font-size-complex="12pt"/>
    </style:style>
    <style:style style:name="T94" style:parent-style-name="DefaultParagraphFont" style:family="text">
      <style:text-properties style:font-name="Arial" style:font-name-complex="Arial" fo:font-size="12pt" style:font-size-asian="12pt" style:font-size-complex="12pt"/>
    </style:style>
    <style:style style:name="T95" style:parent-style-name="DefaultParagraphFont" style:family="text">
      <style:text-properties style:font-name="Arial" style:font-name-complex="Arial" fo:font-size="12pt" style:font-size-asian="12pt" style:font-size-complex="12pt"/>
    </style:style>
    <style:style style:name="P96" style:parent-style-name="ListParagraph" style:list-style-name="LFO2" style:family="paragraph">
      <style:paragraph-properties fo:line-height="115%"/>
    </style:style>
    <style:style style:name="T9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98" style:parent-style-name="DefaultParagraphFont" style:family="text">
      <style:text-properties style:font-name="Arial" style:font-name-complex="Arial" fo:font-size="12pt" style:font-size-asian="12pt" style:font-size-complex="12pt"/>
    </style:style>
    <style:style style:name="P99" style:parent-style-name="ListParagraph" style:list-style-name="LFO2" style:family="paragraph">
      <style:paragraph-properties fo:line-height="115%"/>
    </style:style>
    <style:style style:name="T10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0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0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03" style:parent-style-name="DefaultParagraphFont" style:family="text">
      <style:text-properties style:font-name="Arial" style:font-name-complex="Arial" fo:font-size="12pt" style:font-size-asian="12pt" style:font-size-complex="12pt"/>
    </style:style>
    <style:style style:name="P104" style:parent-style-name="ListParagraph" style:list-style-name="LFO2" style:family="paragraph">
      <style:paragraph-properties fo:line-height="115%"/>
    </style:style>
    <style:style style:name="T10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06" style:parent-style-name="DefaultParagraphFont" style:family="text">
      <style:text-properties style:font-name="Arial" style:font-name-complex="Arial" fo:font-size="12pt" style:font-size-asian="12pt" style:font-size-complex="12pt"/>
    </style:style>
    <style:style style:name="P107" style:parent-style-name="ListParagraph" style:list-style-name="LFO2" style:family="paragraph">
      <style:paragraph-properties fo:line-height="115%"/>
    </style:style>
    <style:style style:name="T10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09" style:parent-style-name="DefaultParagraphFont" style:family="text">
      <style:text-properties style:font-name="Arial" style:font-name-complex="Arial" fo:font-size="12pt" style:font-size-asian="12pt" style:font-size-complex="12pt"/>
    </style:style>
    <style:style style:name="T110" style:parent-style-name="DefaultParagraphFont" style:family="text">
      <style:text-properties style:font-name="Arial" style:font-name-complex="Arial" fo:font-size="12pt" style:font-size-asian="12pt" style:font-size-complex="12pt"/>
    </style:style>
    <style:style style:name="T111" style:parent-style-name="DefaultParagraphFont" style:family="text">
      <style:text-properties style:font-name="Arial" style:font-name-complex="Arial" fo:font-size="12pt" style:font-size-asian="12pt" style:font-size-complex="12pt"/>
    </style:style>
    <style:style style:name="T112" style:parent-style-name="Hyperlink" style:family="text">
      <style:text-properties style:font-name="Arial" style:font-name-complex="Arial" fo:font-size="12pt" style:font-size-asian="12pt" style:font-size-complex="12pt"/>
    </style:style>
    <style:style style:name="P113" style:parent-style-name="Normal" style:family="paragraph">
      <style:paragraph-properties fo:break-before="page" fo:line-height="115%"/>
    </style:style>
    <style:style style:name="P114" style:parent-style-name="Heading1" style:family="paragraph">
      <style:text-properties style:font-name="Arial" style:font-name-complex="Arial"/>
    </style:style>
    <style:style style:name="T115" style:parent-style-name="DefaultParagraphFont" style:family="text">
      <style:text-properties style:font-name="Arial" style:font-name-complex="Arial" fo:font-size="12pt" style:font-size-asian="12pt" style:font-size-complex="12pt"/>
    </style:style>
    <style:style style:name="T116" style:parent-style-name="EndnoteReference" style:family="text">
      <style:text-properties style:font-name="Arial" style:font-name-complex="Arial" fo:font-size="12pt" style:font-size-asian="12pt" style:font-size-complex="12pt"/>
    </style:style>
    <style:style style:name="T117" style:parent-style-name="DefaultParagraphFont" style:family="text">
      <style:text-properties fo:font-size="10pt" style:font-size-asian="10pt" style:font-size-complex="10pt"/>
    </style:style>
    <style:style style:name="T118" style:parent-style-name="DefaultParagraphFont" style:family="text">
      <style:text-properties fo:font-size="10pt" style:font-size-asian="10pt" style:font-size-complex="10pt"/>
    </style:style>
    <style:style style:name="T119" style:parent-style-name="DefaultParagraphFont" style:family="text">
      <style:text-properties fo:font-size="10pt" style:font-size-asian="10pt" style:font-size-complex="10pt"/>
    </style:style>
    <style:style style:name="T120" style:parent-style-name="DefaultParagraphFont" style:family="text">
      <style:text-properties style:font-name="Arial" style:font-name-complex="Arial" fo:font-size="12pt" style:font-size-asian="12pt" style:font-size-complex="12pt"/>
    </style:style>
    <style:style style:name="P121" style:parent-style-name="Normal" style:family="paragraph">
      <style:text-properties style:font-name="Arial" style:font-name-complex="Arial" fo:font-size="12pt" style:font-size-asian="12pt" style:font-size-complex="12pt"/>
    </style:style>
    <style:style style:name="P122" style:parent-style-name="ListParagraph" style:list-style-name="LFO6" style:family="paragraph">
      <style:paragraph-properties fo:line-height="115%" fo:margin-left="0.4958in" fo:text-indent="-0.2479in">
        <style:tab-stops/>
      </style:paragraph-properties>
      <style:text-properties style:font-name="Arial" style:font-name-complex="Arial" fo:font-weight="bold" style:font-weight-asian="bold" style:font-weight-complex="bold" fo:font-size="12pt" style:font-size-asian="12pt" style:font-size-complex="12pt"/>
    </style:style>
    <style:style style:name="P123" style:parent-style-name="ListParagraph" style:list-style-name="LFO3" style:family="paragraph">
      <style:paragraph-properties fo:line-height="115%"/>
      <style:text-properties style:font-name="Arial" style:font-name-complex="Arial" fo:font-size="12pt" style:font-size-asian="12pt" style:font-size-complex="12pt"/>
    </style:style>
    <style:style style:name="P124" style:parent-style-name="ListParagraph" style:list-style-name="LFO3" style:family="paragraph">
      <style:paragraph-properties fo:line-height="115%"/>
      <style:text-properties style:font-name="Arial" style:font-name-complex="Arial" fo:font-size="12pt" style:font-size-asian="12pt" style:font-size-complex="12pt"/>
    </style:style>
    <style:style style:name="P125" style:parent-style-name="ListParagraph" style:list-style-name="LFO3" style:family="paragraph">
      <style:paragraph-properties fo:line-height="115%"/>
      <style:text-properties style:font-name="Arial" style:font-name-complex="Arial" fo:font-size="12pt" style:font-size-asian="12pt" style:font-size-complex="12pt"/>
    </style:style>
    <style:style style:name="P126" style:parent-style-name="ListParagraph" style:family="paragraph">
      <style:paragraph-properties fo:margin-left="0.75in">
        <style:tab-stops/>
      </style:paragraph-properties>
      <style:text-properties style:font-name="Arial" style:font-name-complex="Arial" fo:font-size="12pt" style:font-size-asian="12pt" style:font-size-complex="12pt"/>
    </style:style>
    <style:style style:name="P127" style:parent-style-name="ListParagraph" style:list-style-name="LFO6" style:family="paragraph">
      <style:paragraph-properties fo:line-height="115%"/>
      <style:text-properties style:font-name="Arial" style:font-name-complex="Arial" fo:font-weight="bold" style:font-weight-asian="bold" style:font-weight-complex="bold" fo:font-size="12pt" style:font-size-asian="12pt" style:font-size-complex="12pt"/>
    </style:style>
    <style:style style:name="P128" style:parent-style-name="ListParagraph" style:list-style-name="LFO4" style:family="paragraph">
      <style:paragraph-properties fo:line-height="115%"/>
      <style:text-properties style:font-name="Arial" style:font-name-complex="Arial" fo:font-size="12pt" style:font-size-asian="12pt" style:font-size-complex="12pt"/>
    </style:style>
    <style:style style:name="P129" style:parent-style-name="ListParagraph" style:list-style-name="LFO4" style:family="paragraph">
      <style:paragraph-properties fo:line-height="115%"/>
      <style:text-properties style:font-name="Arial" style:font-name-complex="Arial" fo:font-size="12pt" style:font-size-asian="12pt" style:font-size-complex="12pt"/>
    </style:style>
    <style:style style:name="P130" style:parent-style-name="ListParagraph" style:list-style-name="LFO4" style:family="paragraph">
      <style:paragraph-properties fo:line-height="115%"/>
      <style:text-properties style:font-name="Arial" style:font-name-complex="Arial" fo:font-size="12pt" style:font-size-asian="12pt" style:font-size-complex="12pt"/>
    </style:style>
    <style:style style:name="P131" style:parent-style-name="ListParagraph" style:family="paragraph">
      <style:text-properties style:font-name="Arial" style:font-name-complex="Arial" fo:font-size="12pt" style:font-size-asian="12pt" style:font-size-complex="12pt"/>
    </style:style>
    <style:style style:name="P132" style:parent-style-name="ListParagraph" style:list-style-name="LFO6" style:family="paragraph">
      <style:paragraph-properties fo:line-height="115%"/>
      <style:text-properties style:font-name="Arial" style:font-name-complex="Arial" fo:font-weight="bold" style:font-weight-asian="bold" style:font-weight-complex="bold" fo:font-size="12pt" style:font-size-asian="12pt" style:font-size-complex="12pt"/>
    </style:style>
    <style:style style:name="P133" style:parent-style-name="ListParagraph" style:list-style-name="LFO5" style:family="paragraph">
      <style:paragraph-properties fo:line-height="115%"/>
      <style:text-properties style:font-name="Arial" style:font-name-complex="Arial" fo:font-size="12pt" style:font-size-asian="12pt" style:font-size-complex="12pt"/>
    </style:style>
    <style:style style:name="P134" style:parent-style-name="ListParagraph" style:list-style-name="LFO5" style:family="paragraph">
      <style:paragraph-properties fo:line-height="115%"/>
      <style:text-properties style:font-name="Arial" style:font-name-complex="Arial" fo:font-size="12pt" style:font-size-asian="12pt" style:font-size-complex="12pt"/>
    </style:style>
    <style:style style:name="P135" style:parent-style-name="ListParagraph" style:list-style-name="LFO5" style:family="paragraph">
      <style:paragraph-properties fo:line-height="115%"/>
      <style:text-properties style:font-name="Arial" style:font-name-complex="Arial" fo:font-size="12pt" style:font-size-asian="12pt" style:font-size-complex="12pt"/>
    </style:style>
    <style:style style:name="P136" style:parent-style-name="Normal" style:family="paragraph">
      <style:text-properties style:font-name="Arial" style:font-name-complex="Arial" fo:font-size="12pt" style:font-size-asian="12pt" style:font-size-complex="12pt"/>
    </style:style>
    <style:style style:name="P137" style:parent-style-name="Normal" style:family="paragraph">
      <style:text-properties style:font-name="Arial" style:font-name-complex="Arial" fo:font-size="12pt" style:font-size-asian="12pt" style:font-size-complex="12pt"/>
    </style:style>
    <style:style style:name="P138" style:parent-style-name="Normal" style:family="paragraph">
      <style:text-properties style:font-name="Arial" style:font-name-complex="Arial" fo:font-size="12pt" style:font-size-asian="12pt" style:font-size-complex="12pt"/>
    </style:style>
    <style:style style:name="P139"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140" style:parent-style-name="Normal" style:family="paragraph">
      <style:paragraph-properties fo:break-before="page" fo:line-height="115%"/>
      <style:text-properties style:font-name="Arial" style:font-name-complex="Arial" fo:font-style="italic" style:font-style-asian="italic" style:font-style-complex="italic" fo:font-size="12pt" style:font-size-asian="12pt" style:font-size-complex="12pt"/>
    </style:style>
    <style:style style:name="P141" style:parent-style-name="Heading1" style:family="paragraph">
      <style:text-properties style:font-name="Arial" style:font-name-complex="Arial"/>
    </style:style>
    <style:style style:name="P142"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143" style:parent-style-name="Normal" style:family="paragraph">
      <style:text-properties style:font-name="Arial" style:font-name-complex="Arial" fo:font-size="12pt" style:font-size-asian="12pt" style:font-size-complex="12pt"/>
    </style:style>
    <style:style style:name="P144" style:parent-style-name="Normal" style:family="paragraph">
      <style:text-properties style:font-name="Arial" style:font-name-complex="Arial" fo:font-size="12pt" style:font-size-asian="12pt" style:font-size-complex="12pt"/>
    </style:style>
    <style:style style:name="P145" style:parent-style-name="Normal" style:family="paragraph">
      <style:text-properties style:font-name="Arial" style:font-name-complex="Arial" fo:font-size="12pt" style:font-size-asian="12pt" style:font-size-complex="12pt"/>
    </style:style>
    <style:style style:name="P146" style:parent-style-name="Normal" style:family="paragraph">
      <style:paragraph-properties fo:break-before="page" fo:line-height="115%"/>
    </style:style>
    <style:style style:name="P147" style:parent-style-name="Heading1" style:family="paragraph">
      <style:text-properties style:font-name="Arial" style:font-name-complex="Arial"/>
    </style:style>
    <style:style style:name="P148"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T149" style:parent-style-name="DefaultParagraphFont" style:family="text">
      <style:text-properties style:font-name="Arial" style:font-name-complex="Arial" fo:font-size="12pt" style:font-size-asian="12pt" style:font-size-complex="12pt"/>
    </style:style>
    <style:style style:name="T150"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51"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5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53" style:parent-style-name="DefaultParagraphFont" style:family="text">
      <style:text-properties style:font-name="Arial" style:font-name-complex="Arial" fo:font-size="12pt" style:font-size-asian="12pt" style:font-size-complex="12pt"/>
    </style:style>
    <style:style style:name="P154" style:parent-style-name="Heading2" style:family="paragraph">
      <style:text-properties style:font-name="Arial" style:font-name-complex="Arial"/>
    </style:style>
    <style:style style:name="P155" style:parent-style-name="ListParagraph" style:list-style-name="LFO6" style:family="paragraph">
      <style:text-properties style:font-name="Arial" style:font-name-complex="Arial" fo:font-size="12pt" style:font-size-asian="12pt" style:font-size-complex="12pt"/>
    </style:style>
    <style:style style:name="P156" style:parent-style-name="ListParagraph" style:list-style-name="LFO6" style:family="paragraph">
      <style:text-properties style:font-name="Arial" style:font-name-complex="Arial" fo:font-size="12pt" style:font-size-asian="12pt" style:font-size-complex="12pt"/>
    </style:style>
    <style:style style:name="P157" style:parent-style-name="ListParagraph" style:list-style-name="LFO6" style:family="paragraph">
      <style:text-properties style:font-name="Arial" style:font-name-complex="Arial" fo:font-size="12pt" style:font-size-asian="12pt" style:font-size-complex="12pt"/>
    </style:style>
    <style:style style:name="P158" style:parent-style-name="ListParagraph" style:list-style-name="LFO6" style:family="paragraph">
      <style:paragraph-properties fo:line-height="115%"/>
      <style:text-properties style:font-name="Arial" style:font-name-complex="Arial" fo:font-size="12pt" style:font-size-asian="12pt" style:font-size-complex="12pt"/>
    </style:style>
    <style:style style:name="P159" style:parent-style-name="ListParagraph" style:list-style-name="LFO6" style:family="paragraph">
      <style:paragraph-properties fo:line-height="115%"/>
      <style:text-properties style:font-name="Arial" style:font-name-complex="Arial" fo:font-size="12pt" style:font-size-asian="12pt" style:font-size-complex="12pt"/>
    </style:style>
    <style:style style:name="P160" style:parent-style-name="ListParagraph" style:list-style-name="LFO6" style:family="paragraph">
      <style:paragraph-properties fo:line-height="115%"/>
      <style:text-properties style:font-name="Arial" style:font-name-complex="Arial" fo:font-size="12pt" style:font-size-asian="12pt" style:font-size-complex="12pt"/>
    </style:style>
    <style:style style:name="P161" style:parent-style-name="ListParagraph" style:list-style-name="LFO6" style:family="paragraph">
      <style:text-properties style:font-name="Arial" style:font-name-complex="Arial" fo:font-size="12pt" style:font-size-asian="12pt" style:font-size-complex="12pt"/>
    </style:style>
    <style:style style:name="P162" style:parent-style-name="ListParagraph" style:list-style-name="LFO6" style:family="paragraph">
      <style:paragraph-properties fo:margin-left="0.4958in" fo:text-indent="-0.2479in">
        <style:tab-stops/>
      </style:paragraph-properties>
      <style:text-properties style:font-name="Arial" style:font-name-complex="Arial" fo:font-size="12pt" style:font-size-asian="12pt" style:font-size-complex="12pt"/>
    </style:style>
    <style:style style:name="P163" style:parent-style-name="ListParagraph" style:list-style-name="LFO6" style:family="paragraph">
      <style:text-properties style:font-name="Arial" style:font-name-complex="Arial" fo:font-size="12pt" style:font-size-asian="12pt" style:font-size-complex="12pt"/>
    </style:style>
    <style:style style:name="P164" style:parent-style-name="ListParagraph" style:list-style-name="LFO6" style:family="paragraph">
      <style:text-properties style:font-name="Arial" style:font-name-complex="Arial" fo:font-size="12pt" style:font-size-asian="12pt" style:font-size-complex="12pt"/>
    </style:style>
    <style:style style:name="P165" style:parent-style-name="ListParagraph" style:list-style-name="LFO6" style:family="paragraph">
      <style:text-properties style:font-name="Arial" style:font-name-complex="Arial" fo:font-size="12pt" style:font-size-asian="12pt" style:font-size-complex="12pt"/>
    </style:style>
    <style:style style:name="T166" style:parent-style-name="DefaultParagraphFont" style:family="text">
      <style:text-properties style:font-name="Arial" style:font-name-complex="Arial" fo:font-size="12pt" style:font-size-asian="12pt" style:font-size-complex="12pt"/>
    </style:style>
    <style:style style:name="T167"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68"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69"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70" style:parent-style-name="DefaultParagraphFont" style:family="text">
      <style:text-properties style:font-name="Arial" style:font-name-complex="Arial" fo:font-size="12pt" style:font-size-asian="12pt" style:font-size-complex="12pt"/>
    </style:style>
    <style:style style:name="T171" style:parent-style-name="DefaultParagraphFont" style:family="text">
      <style:text-properties style:font-name="Arial" style:font-name-complex="Arial" fo:font-size="12pt" style:font-size-asian="12pt" style:font-size-complex="12pt"/>
    </style:style>
    <style:style style:name="T172" style:parent-style-name="DefaultParagraphFont" style:family="text">
      <style:text-properties style:font-name="Arial" style:font-name-complex="Arial" fo:font-size="12pt" style:font-size-asian="12pt" style:font-size-complex="12pt"/>
    </style:style>
    <style:style style:name="P173" style:parent-style-name="ListParagraph" style:list-style-name="LFO1" style:family="paragraph">
      <style:paragraph-properties fo:line-height="115%"/>
      <style:text-properties style:font-name="Arial" style:font-name-complex="Arial" fo:font-size="12pt" style:font-size-asian="12pt" style:font-size-complex="12pt"/>
    </style:style>
    <style:style style:name="P174" style:parent-style-name="ListParagraph" style:list-style-name="LFO1" style:family="paragraph">
      <style:paragraph-properties fo:line-height="115%"/>
      <style:text-properties style:font-name="Arial" style:font-name-complex="Arial" fo:font-size="12pt" style:font-size-asian="12pt" style:font-size-complex="12pt"/>
    </style:style>
    <style:style style:name="P175" style:parent-style-name="ListParagraph" style:list-style-name="LFO1" style:family="paragraph">
      <style:paragraph-properties fo:line-height="115%"/>
      <style:text-properties style:font-name="Arial" style:font-name-complex="Arial" fo:font-size="12pt" style:font-size-asian="12pt" style:font-size-complex="12pt"/>
    </style:style>
    <style:style style:name="P176" style:parent-style-name="ListParagraph" style:list-style-name="LFO1" style:family="paragraph">
      <style:paragraph-properties fo:line-height="115%"/>
      <style:text-properties style:font-name="Arial" style:font-name-complex="Arial" fo:font-size="12pt" style:font-size-asian="12pt" style:font-size-complex="12pt"/>
    </style:style>
    <style:style style:name="P177" style:parent-style-name="ListParagraph" style:list-style-name="LFO1" style:family="paragraph">
      <style:paragraph-properties fo:line-height="115%"/>
      <style:text-properties style:font-name="Arial" style:font-name-complex="Arial" fo:font-size="12pt" style:font-size-asian="12pt" style:font-size-complex="12pt"/>
    </style:style>
    <style:style style:name="P178" style:parent-style-name="ListParagraph" style:list-style-name="LFO1" style:family="paragraph">
      <style:paragraph-properties fo:line-height="115%"/>
      <style:text-properties style:font-name="Arial" style:font-name-complex="Arial" fo:font-size="12pt" style:font-size-asian="12pt" style:font-size-complex="12pt"/>
    </style:style>
    <style:style style:name="P179" style:parent-style-name="Normal" style:family="paragraph">
      <style:paragraph-properties fo:break-before="page" fo:line-height="115%"/>
    </style:style>
    <style:style style:name="P180" style:parent-style-name="Heading1" style:family="paragraph">
      <style:text-properties style:font-name="Arial" style:font-name-complex="Arial"/>
    </style:style>
    <style:style style:name="P181" style:parent-style-name="Normal" style:family="paragraph">
      <style:text-properties style:font-name="Arial" style:font-name-complex="Arial" fo:font-size="12pt" style:font-size-asian="12pt" style:font-size-complex="12pt"/>
    </style:style>
    <style:style style:name="P182" style:parent-style-name="Normal" style:family="paragraph">
      <style:text-properties style:font-name="Arial" style:font-name-complex="Arial" fo:font-size="12pt" style:font-size-asian="12pt" style:font-size-complex="12pt"/>
    </style:style>
    <style:style style:name="P183" style:parent-style-name="Normal" style:family="paragraph">
      <style:text-properties style:font-name="Arial" style:font-name-complex="Arial" fo:font-size="12pt" style:font-size-asian="12pt" style:font-size-complex="12pt"/>
    </style:style>
    <style:style style:name="T184" style:parent-style-name="DefaultParagraphFont" style:family="text">
      <style:text-properties style:font-name="Arial" style:font-name-complex="Arial" fo:font-size="12pt" style:font-size-asian="12pt" style:font-size-complex="12pt"/>
    </style:style>
    <style:style style:name="T185" style:parent-style-name="DefaultParagraphFont" style:family="text">
      <style:text-properties style:font-name="Arial" style:font-name-complex="Arial" fo:font-size="12pt" style:font-size-asian="12pt" style:font-size-complex="12pt"/>
    </style:style>
    <style:style style:name="T186" style:parent-style-name="DefaultParagraphFont" style:family="text">
      <style:text-properties style:font-name="Arial" style:font-name-complex="Arial" fo:font-size="12pt" style:font-size-asian="12pt" style:font-size-complex="12pt"/>
    </style:style>
    <style:style style:name="T187" style:parent-style-name="DefaultParagraphFont" style:family="text">
      <style:text-properties style:font-name="Arial" style:font-name-complex="Arial" fo:font-size="12pt" style:font-size-asian="12pt" style:font-size-complex="12pt"/>
    </style:style>
    <style:style style:name="T188" style:parent-style-name="Hyperlink" style:family="text">
      <style:text-properties style:font-name="Arial" style:font-name-complex="Arial" fo:font-size="12pt" style:font-size-asian="12pt" style:font-size-complex="12pt"/>
    </style:style>
    <style:style style:name="T189" style:parent-style-name="DefaultParagraphFont" style:family="text">
      <style:text-properties style:font-name="Arial" style:font-name-complex="Arial" fo:font-size="12pt" style:font-size-asian="12pt" style:font-size-complex="12pt"/>
    </style:style>
    <style:style style:name="T190" style:parent-style-name="DefaultParagraphFont" style:family="text">
      <style:text-properties style:font-name="Arial" style:font-name-complex="Arial" fo:font-size="12pt" style:font-size-asian="12pt" style:font-size-complex="12pt"/>
    </style:style>
    <style:style style:name="T191" style:parent-style-name="DefaultParagraphFont" style:family="text">
      <style:text-properties style:font-name="Arial" style:font-name-complex="Arial" fo:font-size="12pt" style:font-size-asian="12pt" style:font-size-complex="12pt"/>
    </style:style>
    <style:style style:name="T192" style:parent-style-name="DefaultParagraphFont" style:family="text">
      <style:text-properties style:font-name="Arial" style:font-name-complex="Arial" fo:font-size="12pt" style:font-size-asian="12pt" style:font-size-complex="12pt"/>
    </style:style>
    <style:style style:name="T193"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94" style:parent-style-name="DefaultParagraphFont" style:family="text">
      <style:text-properties style:font-name="Arial" style:font-name-complex="Arial" fo:font-size="12pt" style:font-size-asian="12pt" style:font-size-complex="12pt"/>
    </style:style>
    <style:style style:name="P195" style:parent-style-name="ListParagraph" style:list-style-name="LFO7" style:family="paragraph">
      <style:paragraph-properties fo:line-height="115%"/>
      <style:text-properties style:font-name="Arial" style:font-name-complex="Arial" fo:font-size="12pt" style:font-size-asian="12pt" style:font-size-complex="12pt"/>
    </style:style>
    <style:style style:name="P196" style:parent-style-name="ListParagraph" style:list-style-name="LFO7" style:family="paragraph">
      <style:paragraph-properties fo:line-height="115%"/>
      <style:text-properties style:font-name="Arial" style:font-name-complex="Arial" fo:font-size="12pt" style:font-size-asian="12pt" style:font-size-complex="12pt"/>
    </style:style>
    <style:style style:name="P197" style:parent-style-name="ListParagraph" style:list-style-name="LFO7" style:family="paragraph">
      <style:paragraph-properties fo:line-height="115%"/>
      <style:text-properties style:font-name="Arial" style:font-name-complex="Arial" fo:font-size="12pt" style:font-size-asian="12pt" style:font-size-complex="12pt"/>
    </style:style>
    <style:style style:name="P198" style:parent-style-name="Normal" style:family="paragraph">
      <style:text-properties style:font-name="Arial" style:font-name-complex="Arial" fo:font-size="12pt" style:font-size-asian="12pt" style:font-size-complex="12pt"/>
    </style:style>
    <style:style style:name="P199" style:parent-style-name="ListParagraph" style:list-style-name="LFO8" style:family="paragraph">
      <style:paragraph-properties fo:line-height="115%"/>
      <style:text-properties style:font-name="Arial" style:font-name-complex="Arial" fo:font-size="12pt" style:font-size-asian="12pt" style:font-size-complex="12pt"/>
    </style:style>
    <style:style style:name="P200" style:parent-style-name="ListParagraph" style:list-style-name="LFO8" style:family="paragraph">
      <style:paragraph-properties fo:line-height="115%"/>
      <style:text-properties style:font-name="Arial" style:font-name-complex="Arial" fo:font-size="12pt" style:font-size-asian="12pt" style:font-size-complex="12pt"/>
    </style:style>
    <style:style style:name="P201" style:parent-style-name="ListParagraph" style:list-style-name="LFO8" style:family="paragraph">
      <style:paragraph-properties fo:line-height="115%"/>
      <style:text-properties style:font-name="Arial" style:font-name-complex="Arial" fo:font-size="12pt" style:font-size-asian="12pt" style:font-size-complex="12pt"/>
    </style:style>
    <style:style style:name="P202" style:parent-style-name="ListParagraph" style:list-style-name="LFO8" style:family="paragraph">
      <style:paragraph-properties fo:line-height="115%"/>
      <style:text-properties style:font-name="Arial" style:font-name-complex="Arial" fo:font-size="12pt" style:font-size-asian="12pt" style:font-size-complex="12pt"/>
    </style:style>
    <style:style style:name="P203" style:parent-style-name="ListParagraph" style:list-style-name="LFO8" style:family="paragraph">
      <style:paragraph-properties fo:line-height="115%"/>
      <style:text-properties style:font-name="Arial" style:font-name-complex="Arial" fo:font-size="12pt" style:font-size-asian="12pt" style:font-size-complex="12pt"/>
    </style:style>
    <style:style style:name="P204" style:parent-style-name="ListParagraph" style:list-style-name="LFO8" style:family="paragraph">
      <style:paragraph-properties fo:line-height="115%" fo:margin-left="0.4958in" fo:text-indent="-0.2479in">
        <style:tab-stops/>
      </style:paragraph-properties>
      <style:text-properties style:font-name="Arial" style:font-name-complex="Arial" fo:font-size="12pt" style:font-size-asian="12pt" style:font-size-complex="12pt"/>
    </style:style>
    <style:style style:name="P205" style:parent-style-name="ListParagraph" style:list-style-name="LFO8" style:family="paragraph">
      <style:paragraph-properties fo:line-height="115%"/>
      <style:text-properties style:font-name="Arial" style:font-name-complex="Arial" fo:font-size="12pt" style:font-size-asian="12pt" style:font-size-complex="12pt"/>
    </style:style>
    <style:style style:name="P206" style:parent-style-name="ListParagraph" style:list-style-name="LFO8" style:family="paragraph">
      <style:paragraph-properties fo:line-height="115%"/>
      <style:text-properties style:font-name="Arial" style:font-name-complex="Arial" fo:font-size="12pt" style:font-size-asian="12pt" style:font-size-complex="12pt"/>
    </style:style>
    <style:style style:name="P207" style:parent-style-name="Normal" style:family="paragraph">
      <style:text-properties style:font-name="Arial" style:font-name-complex="Arial" fo:font-size="12pt" style:font-size-asian="12pt" style:font-size-complex="12pt"/>
    </style:style>
    <style:style style:name="T208" style:parent-style-name="DefaultParagraphFont" style:family="text">
      <style:text-properties style:font-name="Arial" style:font-name-complex="Arial" fo:font-size="12pt" style:font-size-asian="12pt" style:font-size-complex="12pt"/>
    </style:style>
    <style:style style:name="T209"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210" style:parent-style-name="DefaultParagraphFont" style:family="text">
      <style:text-properties style:font-name="Arial" style:font-name-complex="Arial" fo:font-size="12pt" style:font-size-asian="12pt" style:font-size-complex="12pt"/>
    </style:style>
    <style:style style:name="T211"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212" style:parent-style-name="DefaultParagraphFont" style:family="text">
      <style:text-properties style:font-name="Arial" style:font-name-complex="Arial" fo:font-size="12pt" style:font-size-asian="12pt" style:font-size-complex="12pt"/>
    </style:style>
    <style:style style:name="P213" style:parent-style-name="Normal" style:family="paragraph">
      <style:text-properties style:font-name="Arial" style:font-name-complex="Arial" fo:font-size="12pt" style:font-size-asian="12pt" style:font-size-complex="12pt"/>
    </style:style>
    <style:style style:name="T214" style:parent-style-name="DefaultParagraphFont" style:family="text">
      <style:text-properties style:font-name="Arial" style:font-name-complex="Arial" fo:font-size="12pt" style:font-size-asian="12pt" style:font-size-complex="12pt"/>
    </style:style>
    <style:style style:name="T215" style:parent-style-name="DefaultParagraphFont" style:family="text">
      <style:text-properties style:font-name="Arial" style:font-name-complex="Arial" fo:font-size="12pt" style:font-size-asian="12pt" style:font-size-complex="12pt"/>
    </style:style>
    <style:style style:name="T216" style:parent-style-name="Hyperlink" style:family="text">
      <style:text-properties style:font-name="Arial" style:font-name-complex="Arial" fo:font-size="12pt" style:font-size-asian="12pt" style:font-size-complex="12pt"/>
    </style:style>
    <style:style style:name="P217" style:parent-style-name="Normal" style:family="paragraph">
      <style:paragraph-properties fo:break-before="page" fo:line-height="115%"/>
    </style:style>
    <style:style style:name="P218" style:parent-style-name="Heading1" style:family="paragraph">
      <style:text-properties style:font-name="Arial" style:font-name-complex="Arial"/>
    </style:style>
    <style:style style:name="P219" style:parent-style-name="Normal" style:family="paragraph">
      <style:text-properties style:font-name="Arial" style:font-name-complex="Arial" fo:font-size="12pt" style:font-size-asian="12pt" style:font-size-complex="12pt"/>
    </style:style>
    <style:style style:name="P220" style:parent-style-name="Normal" style:family="paragraph">
      <style:text-properties style:font-name="Arial" style:font-name-complex="Arial" fo:font-size="12pt" style:font-size-asian="12pt" style:font-size-complex="12pt"/>
    </style:style>
    <style:style style:name="P221" style:parent-style-name="Normal" style:family="paragraph">
      <style:paragraph-properties fo:break-before="page" fo:line-height="115%"/>
    </style:style>
    <style:style style:name="P222" style:parent-style-name="Heading1" style:family="paragraph">
      <style:text-properties style:font-name="Arial" style:font-name-complex="Arial"/>
    </style:style>
    <style:style style:name="P223"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T224" style:parent-style-name="DefaultParagraphFont" style:family="text">
      <style:text-properties style:font-name="Arial" style:font-name-complex="Arial" fo:font-size="12pt" style:font-size-asian="12pt" style:font-size-complex="12pt"/>
    </style:style>
    <style:style style:name="T225" style:parent-style-name="DefaultParagraphFont" style:family="text">
      <style:text-properties style:font-name="Arial" style:font-name-complex="Arial" fo:font-size="12pt" style:font-size-asian="12pt" style:font-size-complex="12pt"/>
    </style:style>
    <style:style style:name="T226"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227" style:parent-style-name="DefaultParagraphFont" style:family="text">
      <style:text-properties style:font-name="Arial" style:font-name-complex="Arial" fo:font-size="12pt" style:font-size-asian="12pt" style:font-size-complex="12pt"/>
    </style:style>
    <style:style style:name="T228"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229" style:parent-style-name="DefaultParagraphFont" style:family="text">
      <style:text-properties style:font-name="Arial" style:font-name-complex="Arial" fo:font-size="12pt" style:font-size-asian="12pt" style:font-size-complex="12pt"/>
    </style:style>
    <style:style style:name="P230" style:parent-style-name="Normal" style:family="paragraph">
      <style:paragraph-properties fo:margin-bottom="0in" fo:line-height="100%"/>
    </style:style>
    <style:style style:name="T231" style:parent-style-name="DefaultParagraphFont" style:family="text">
      <style:text-properties style:font-name="Arial" style:font-name-complex="Arial" fo:font-size="12pt" style:font-size-asian="12pt" style:font-size-complex="12pt"/>
    </style:style>
    <style:style style:name="T23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233" style:parent-style-name="DefaultParagraphFont" style:family="text">
      <style:text-properties style:font-name="Arial" style:font-name-complex="Arial" fo:font-size="12pt" style:font-size-asian="12pt" style:font-size-complex="12pt"/>
    </style:style>
    <style:style style:name="P234" style:parent-style-name="Normal" style:family="paragraph">
      <style:paragraph-properties fo:margin-bottom="0in" fo:line-height="100%"/>
      <style:text-properties style:font-name="Arial" style:font-name-complex="Arial" fo:font-size="12pt" style:font-size-asian="12pt" style:font-size-complex="12pt"/>
    </style:style>
    <style:style style:name="P235" style:parent-style-name="Normal" style:family="paragraph">
      <style:paragraph-properties fo:margin-bottom="0in" fo:line-height="100%"/>
      <style:text-properties style:font-name="Arial" style:font-name-complex="Arial" fo:font-size="12pt" style:font-size-asian="12pt" style:font-size-complex="12pt"/>
    </style:style>
    <style:style style:name="P236" style:parent-style-name="Normal" style:family="paragraph">
      <style:paragraph-properties fo:margin-bottom="0in" fo:line-height="100%"/>
      <style:text-properties style:font-name="Arial" style:font-name-complex="Arial" fo:font-size="12pt" style:font-size-asian="12pt" style:font-size-complex="12pt"/>
    </style:style>
    <style:style style:name="P237" style:parent-style-name="Normal" style:family="paragraph">
      <style:paragraph-properties fo:margin-bottom="0in" fo:line-height="100%"/>
      <style:text-properties style:font-name="Arial" style:font-name-complex="Arial" fo:font-size="12pt" style:font-size-asian="12pt" style:font-size-complex="12pt"/>
    </style:style>
    <style:style style:name="P238" style:parent-style-name="Normal" style:family="paragraph">
      <style:paragraph-properties fo:margin-bottom="0in" fo:line-height="100%"/>
    </style:style>
    <style:style style:name="T239" style:parent-style-name="DefaultParagraphFont" style:family="text">
      <style:text-properties style:font-name="Arial" style:font-name-complex="Arial" fo:font-size="12pt" style:font-size-asian="12pt" style:font-size-complex="12pt"/>
    </style:style>
    <style:style style:name="T240"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241" style:parent-style-name="DefaultParagraphFont" style:family="text">
      <style:text-properties style:font-name="Arial" style:font-name-complex="Arial" fo:font-size="12pt" style:font-size-asian="12pt" style:font-size-complex="12pt"/>
    </style:style>
    <style:style style:name="P242" style:parent-style-name="Normal" style:family="paragraph">
      <style:paragraph-properties fo:margin-bottom="0in" fo:line-height="100%"/>
      <style:text-properties style:font-name="Arial" style:font-name-complex="Arial" fo:font-size="12pt" style:font-size-asian="12pt" style:font-size-complex="12pt"/>
    </style:style>
    <style:style style:name="P243" style:parent-style-name="Normal" style:family="paragraph">
      <style:paragraph-properties fo:margin-bottom="0in" fo:line-height="100%"/>
      <style:text-properties style:font-name="Arial" style:font-name-complex="Arial" fo:font-size="12pt" style:font-size-asian="12pt" style:font-size-complex="12pt"/>
    </style:style>
    <style:style style:name="P244" style:parent-style-name="Normal" style:family="paragraph">
      <style:paragraph-properties fo:break-before="page" fo:line-height="115%"/>
    </style:style>
    <style:style style:name="P245" style:parent-style-name="Heading1" style:family="paragraph">
      <style:text-properties style:font-name="Arial" style:font-name-complex="Arial"/>
    </style:style>
    <style:style style:name="P246" style:parent-style-name="Normal" style:family="paragraph">
      <style:paragraph-properties fo:margin-bottom="0in" fo:line-height="100%"/>
      <style:text-properties style:font-name="Arial" style:font-name-complex="Arial" fo:font-size="12pt" style:font-size-asian="12pt" style:font-size-complex="12pt"/>
    </style:style>
    <style:style style:name="P247" style:parent-style-name="Normal" style:family="paragraph">
      <style:paragraph-properties fo:margin-bottom="0in" fo:line-height="100%"/>
      <style:text-properties style:font-name="Arial" style:font-name-complex="Arial" fo:font-size="12pt" style:font-size-asian="12pt" style:font-size-complex="12pt"/>
    </style:style>
    <style:style style:name="P248" style:parent-style-name="Normal" style:family="paragraph">
      <style:text-properties style:font-name="Arial" style:font-name-complex="Arial" fo:font-size="12pt" style:font-size-asian="12pt" style:font-size-complex="12pt"/>
    </style:style>
  </office:automatic-styles>
  <office:body>
    <office:text text:use-soft-page-breaks="true">
      <text:h text:style-name="P1" text:outline-level="1"><text:span text:style-name="T3">Example flexible working policy<text:s/></text:span></text:h>
      <text:p text:style-name="Normal"/>
      <text:p text:style-name="TOCHeading"><text:span text:style-name="T4">Contents</text:span></text:p>
      <text:p text:style-name="P5"/>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6"><text:a xlink:href="#_Toc216088700" office:target-frame-name="_top" xlink:show="replace"><text:span text:style-name="T7">Introduction</text:span><text:span text:style-name="T8"><text:tab/></text:span><text:span text:style-name="T9">2</text:span></text:a></text:p>
          <text:p text:style-name="P10"><text:a xlink:href="#_Toc216088701" office:target-frame-name="_top" xlink:show="replace"><text:span text:style-name="T11">Guiding principles underpinning this policy</text:span><text:span text:style-name="T12"><text:tab/></text:span><text:span text:style-name="T13">3</text:span></text:a></text:p>
          <text:p text:style-name="P14"><text:a xlink:href="#_Toc216088702" office:target-frame-name="_top" xlink:show="replace"><text:span text:style-name="T15">Types of flexible working</text:span><text:span text:style-name="T16"><text:tab/></text:span><text:span text:style-name="T17">4</text:span></text:a></text:p>
          <text:p text:style-name="P18"><text:a xlink:href="#_Toc216088703" office:target-frame-name="_top" xlink:show="replace"><text:span text:style-name="T19">How we encourage conversations about flexible working</text:span><text:span text:style-name="T20"><text:tab/></text:span><text:span text:style-name="T21">5</text:span></text:a></text:p>
          <text:p text:style-name="P22"><text:a xlink:href="#_Toc216088704" office:target-frame-name="_top" xlink:show="replace"><text:span text:style-name="T23">Requesting flexible working</text:span><text:span text:style-name="T24"><text:tab/></text:span><text:span text:style-name="T25">6</text:span></text:a></text:p>
          <text:p text:style-name="TOC2"><text:a xlink:href="#_Toc216088705" office:target-frame-name="_top" xlink:show="replace"><text:span text:style-name="T26">Making a formal application for a flexible working arrangement in our school</text:span><text:span text:style-name="T27"><text:tab/></text:span><text:span text:style-name="T28">6</text:span></text:a></text:p>
          <text:p text:style-name="P29"><text:a xlink:href="#_Toc216088706" office:target-frame-name="_top" xlink:show="replace"><text:span text:style-name="T30">Considering a request and communicating the outcome</text:span><text:span text:style-name="T31"><text:tab/></text:span><text:span text:style-name="T32">8</text:span></text:a></text:p>
          <text:p text:style-name="P33"><text:a xlink:href="#_Toc216088707" office:target-frame-name="_top" xlink:show="replace"><text:span text:style-name="T34">Trialling a new arrangement</text:span><text:span text:style-name="T35"><text:tab/></text:span><text:span text:style-name="T36">10</text:span></text:a></text:p>
          <text:p text:style-name="P37"><text:a xlink:href="#_Toc216088708" office:target-frame-name="_top" xlink:show="replace"><text:span text:style-name="T38">Right to appeal</text:span><text:span text:style-name="T39"><text:tab/></text:span><text:span text:style-name="T40">11</text:span></text:a></text:p>
          <text:p text:style-name="P41"><text:a xlink:href="#_Toc216088709" office:target-frame-name="_top" xlink:show="replace"><text:span text:style-name="T42">Review and<text:s/></text:span><text:span text:style-name="T43">m</text:span><text:span text:style-name="T44">onitoring</text:span><text:span text:style-name="T45"><text:tab/></text:span><text:span text:style-name="T46">12</text:span></text:a></text:p>
        </text:index-body>
      </text:table-of-content>
      <text:p text:style-name="Normal"/>
      <text:p text:style-name="P47"/>
      <text:h text:style-name="P48" text:outline-level="1"><text:bookmark-start text:name="_Toc216088700"/><text:soft-page-break/>Introduction<text:bookmark-end text:name="_Toc216088700"/><text:s/></text:h>
      <text:p text:style-name="P49">[Amend this section as appropriate.]</text:p>
      <text:p text:style-name="Normal"><text:span text:style-name="T50">[Add school/ setting or trust name]<text:s/></text:span><text:span text:style-name="T51">aims to be an employer of choice and recognise</text:span><text:span text:style-name="T52">s</text:span><text:span text:style-name="T53"><text:s/>the<text:s/></text:span><text:span text:style-name="T54">important</text:span><text:span text:style-name="T55"><text:s/>role flexible working plays in attracting, retaining,<text:s/></text:span><text:span text:style-name="T56">developing,</text:span><text:span text:style-name="T57"><text:s/>and rewarding teachers, support<text:s/></text:span><text:span text:style-name="T58">staff,</text:span><text:span text:style-name="T59"><text:s/>and multi-disciplined staff.<text:s/></text:span></text:p>
      <text:p text:style-name="P60">There are a variety of reasons why an employee may wish to work flexibly, including caring responsibilities, supporting their<text:s/>wellbeing or to provide time for hobbies<text:s/>and volunteering.<text:s/></text:p>
      <text:p text:style-name="P61">We recognise the positive impact of flexible working in:<text:s/></text:p>
      <text:list text:style-name="LFO13" text:continue-numbering="true">
        <text:list-item>
          <text:p text:style-name="P62">supporting recruitment and retention<text:s/></text:p>
        </text:list-item>
        <text:list-item>
          <text:p text:style-name="P63">promoting wellbeing and improving work-life balance</text:p>
        </text:list-item>
        <text:list-item>
          <text:p text:style-name="P64"><text:span text:style-name="T65">reducing absen</text:span><text:span text:style-name="T66">ces</text:span><text:span text:style-name="T67"><text:s/></text:span></text:p>
        </text:list-item>
        <text:list-item>
          <text:p text:style-name="P68">improving productivity</text:p>
        </text:list-item>
        <text:list-item>
          <text:p text:style-name="P69">promoting an inclusive workplace and supporting equal opportunities and diversity</text:p>
        </text:list-item>
        <text:list-item>
          <text:p text:style-name="P70">creating attractive workplaces</text:p>
        </text:list-item>
        <text:list-item>
          <text:p text:style-name="P71">supporting pupil outcomes by promoting recruitment and retention of experienced staff</text:p>
        </text:list-item>
      </text:list>
      <text:p text:style-name="Normal"><text:span text:style-name="T72">As an employer, we encourage flexible working opportunities. We aim to support employees in their requests to work flexibly wherever possible.</text:span></text:p>
      <text:p text:style-name="P73"/>
      <text:h text:style-name="P74" text:outline-level="1"><text:bookmark-start text:name="_Toc216088701"/><text:soft-page-break/>Guiding principles underpinning this policy<text:bookmark-end text:name="_Toc216088701"/><text:s/></text:h>
      <text:p text:style-name="P75">[Amend this section as appropriate – the ideas listed reflect best practice in implementing flexible working effectively in schools/settings/trusts.]<text:s/></text:p>
      <text:list text:style-name="LFO2" text:continue-numbering="true">
        <text:list-item>
          <text:p text:style-name="P76"><text:span text:style-name="T77">Pupil outcomes and supporting pupils:</text:span><text:span text:style-name="T78"><text:s/>we are committed to supporting flexible working and will consider each request on a case-by-case basis while<text:s/></text:span><text:span text:style-name="T79">continuing<text:s/></text:span><text:span text:style-name="T80">to prioritise the support we provide to our pupils in school</text:span></text:p>
        </text:list-item>
        <text:list-item>
          <text:p text:style-name="P81"><text:span text:style-name="T82">Leadership:</text:span><text:span text:style-name="T83"><text:s/>our leadership team and governors/trustees<text:s/></text:span><text:span text:style-name="T84">[amend as appropriate]</text:span><text:span text:style-name="T85"><text:s/>are committed to embracing and supporting flexible working. Flexible working is a core part of the school, supporting its values and objectives, and ensures it reflects the working lives of families and the communities it serves</text:span></text:p>
        </text:list-item>
        <text:list-item>
          <text:p text:style-name="P86"><text:span text:style-name="T87">Trust and fairness:</text:span><text:span text:style-name="T88"><text:s/>we are committed to open conversations about flexible working and considering all requests fairly by following the process as set out in this policy</text:span><text:span text:style-name="T89">. In</text:span><text:span text:style-name="T90"><text:s/>some situations</text:span><text:span text:style-name="T91">,</text:span><text:span text:style-name="T92"><text:s/>it may not be possible to permit a request for flexible working. Staff working flexibly, or seeking to work flexibly, will receive fair treatment regardless of their agreed/ contractual working arrangements. All requests will be treated carefully and with sensitivity,<text:s/></text:span><text:span text:style-name="T93">and take</text:span><text:span text:style-name="T94"><text:s/>equality</text:span><text:span text:style-name="T95"><text:s/>into account</text:span></text:p>
        </text:list-item>
        <text:list-item>
          <text:p text:style-name="P96"><text:span text:style-name="T97">Whole-school approach:</text:span><text:span text:style-name="T98"><text:s/>we take a proactive approach that works for the whole school. This includes an annual process for requesting flexible working and preventing any negative impact on other staff</text:span></text:p>
        </text:list-item>
        <text:list-item>
          <text:p text:style-name="P99"><text:span text:style-name="T100">Flexible<text:s/></text:span><text:span text:style-name="T101">recruitment</text:span><text:span text:style-name="T102">:</text:span><text:span text:style-name="T103"><text:s/>we specify in all job adverts which types of flexible working are available for a role. We welcome conversations about flexible working before/at interview</text:span></text:p>
        </text:list-item>
        <text:list-item>
          <text:p text:style-name="P104"><text:span text:style-name="T105">Flexible progression:</text:span><text:span text:style-name="T106"><text:s/>we support flexible working at every level and all stages of a career, including promotion and moving to a new role if you are already working flexibly</text:span></text:p>
        </text:list-item>
        <text:list-item>
          <text:p text:style-name="P107"><text:span text:style-name="T108">Inclusion and fair treatment of those working flexibly:</text:span><text:span text:style-name="T109"><text:s/>we ensure those working flexibly are effectively embedded in the staff community. We will ensure that conversations take place around expectations for attendance at INSET Days, parents' evenings, CPD and responsibilities around other duties, considering the needs of those working part</text:span><text:span text:style-name="T110">-</text:span><text:span text:style-name="T111">time, as set out in the<text:s/></text:span><text:a xlink:href="https://www.gov.uk/government/publications/school-teachers-pay-and-conditions" office:target-frame-name="_top" xlink:show="replace"><text:span text:style-name="T112">School teachers' pay and conditions statutory guidance</text:span></text:a></text:p>
        </text:list-item>
      </text:list>
      <text:p text:style-name="P113"/>
      <text:h text:style-name="P114" text:outline-level="1"><text:bookmark-start text:name="_Toc216088702"/><text:soft-page-break/>Types of flexible working<text:bookmark-end text:name="_Toc216088702"/><text:s/></text:h>
      <text:p text:style-name="Normal"><text:span text:style-name="T115">Flexible working can be defined as ‘arrangements which allow employees to vary the amount, timing, or location of their work’</text:span><text:span text:style-name="T116"><text:note text:note-class="endnote" text:id="_edn0"><text:note-citation>1</text:note-citation><text:note-body><text:p text:style-name="Footer"><text:s/><text:span text:style-name="T117">De Menezes, L.M. and Kelliher, C. (2011) Flexible working and performance: a systematic review of the evidence for a business case. International Journal of Management Reviews.</text:span><text:span text:style-name="T118"><text:s/></text:span><text:span text:style-name="T119">Vol 13, No 4. pp 452–74</text:span></text:p><text:p text:style-name="EndnoteText"/></text:note-body></text:note></text:span><text:span text:style-name="T120"><text:s/>.<text:s/></text:span></text:p>
      <text:p text:style-name="P121">Types of flexible working include the below arrangements:</text:p>
      <text:list text:style-name="LFO6" text:continue-numbering="true">
        <text:list-item>
          <text:p text:style-name="P122">part-time working<text:s/></text:p>
        </text:list-item>
      </text:list>
      <text:list text:style-name="LFO3" text:continue-numbering="true">
        <text:list-item>
          <text:p text:style-name="P123">working less than full-time hours:<text:s/>employees can also work full-time but still have flexible work arrangements in place</text:p>
        </text:list-item>
        <text:list-item>
          <text:p text:style-name="P124">job share:<text:s/>2<text:s/>or more people doing<text:s/>1<text:s/>job and<text:s/>sharing<text:s/>the hours</text:p>
        </text:list-item>
        <text:list-item>
          <text:p text:style-name="P125">phased retirement: gradually reducing working hours and/or responsibilities to transition from full-time work to full-time retirement</text:p>
        </text:list-item>
      </text:list>
      <text:p text:style-name="P126"/>
      <text:list text:style-name="LFO6" text:continue-numbering="true">
        <text:list-item>
          <text:p text:style-name="P127">varied hours</text:p>
        </text:list-item>
      </text:list>
      <text:list text:style-name="LFO4" text:continue-numbering="true">
        <text:list-item>
          <text:p text:style-name="P128">staggered hours: the employee has different start,<text:s/>finish,<text:s/>and break times</text:p>
        </text:list-item>
        <text:list-item>
          <text:p text:style-name="P129">compressed hours: working full-time hours but over fewer days</text:p>
        </text:list-item>
        <text:list-item>
          <text:p text:style-name="P130">annualised hours: working hours spread across the year, which may include some school closure days, or where hours vary across the year to suit the school and employee</text:p>
        </text:list-item>
      </text:list>
      <text:p text:style-name="P131"/>
      <text:list text:style-name="LFO6" text:continue-numbering="true">
        <text:list-item>
          <text:p text:style-name="P132">in-year flexibility (these types of flexible working are sometimes referred to as ‘informal’ flexibility)</text:p>
        </text:list-item>
      </text:list>
      <text:list text:style-name="LFO5" text:continue-numbering="true">
        <text:list-item>
          <text:p text:style-name="P133">personal or family days: days of authorised paid leave during term time to which all employees in a school are entitled<text:s/></text:p>
        </text:list-item>
        <text:list-item>
          <text:p text:style-name="P134">lieu time: paid time off work for having worked additional hours</text:p>
        </text:list-item>
        <text:list-item>
          <text:p text:style-name="P135">home or remote working: the employee carries out work off site. For example,<text:s/>planning,<text:s/>preparation and<text:s/>assessment time conducted off site, or leaders carrying out some duties from home</text:p>
        </text:list-item>
      </text:list>
      <text:p text:style-name="P136">There are also other examples of flexible working not included<text:s/>here,<text:s/>and it is possible for an employee to have several flexible working arrangements in place simultaneously.</text:p>
      <text:p text:style-name="P137">We will consider requests regardless of the type of flexible working requested, although some forms of flexible working may be more suitable for particular roles than others.</text:p>
      <text:p text:style-name="P138">Employees making a request should consider which forms of flexible working are best suited to their personal circumstances and their role, as individual circumstances vary. It is possible that a flexible working arrangement can have various elements such as part-time working with compressed hours.</text:p>
      <text:p text:style-name="P139">[Insert name of school/setting/trust] considers all roles, including teaching and leadership positions, for flexible job design.]</text:p>
      <text:p text:style-name="P140"/>
      <text:h text:style-name="P141" text:outline-level="1"><text:bookmark-start text:name="_Toc216088703"/><text:soft-page-break/>How we encourage conversations about flexible working<text:bookmark-end text:name="_Toc216088703"/></text:h>
      <text:p text:style-name="P142">[Amend or delete according to the process in place in your school/setting or trust. The suggested text reflects best practice ideas to encourage a proactive approach to flexible working.]</text:p>
      <text:p text:style-name="P143">We welcome open conversations about formal and informal flexible working on an ongoing basis as well as at the point of need.</text:p>
      <text:p text:style-name="P144">We will encourage formal flexible working requests via an annual email from the<text:s/>headteacher, to coincide with the timetabling process, asking whether anyone is interested in discussing their working pattern.<text:s/></text:p>
      <text:p text:style-name="P145">We will promote the inclusion of a discussion around flexible working as part of the annual objective-setting conversation.<text:s/>Employees<text:s/>will also have opportunities throughout the year to request flexible working.<text:s/></text:p>
      <text:p text:style-name="P146"/>
      <text:h text:style-name="P147" text:outline-level="1"><text:bookmark-start text:name="_Toc216088704"/><text:soft-page-break/>Requesting flexible working<text:bookmark-end text:name="_Toc216088704"/></text:h>
      <text:p text:style-name="P148">[Amend or delete according to any forms of flexibility that do not need to be formally requested or are offered as standard in your school/setting/trust.]<text:s/></text:p>
      <text:p text:style-name="Normal"><text:span text:style-name="T149">Some flexible working arrangements will not require a formal flexible working application. For example, in-year flexibility such as ad-hoc personal days can be agreed at a manager’s discretion. In addition, some short term, temporary changes to working arrangements may be agreed with the line manager. Email or speak to your line manager<text:s/></text:span><text:span text:style-name="T150">[amend as appropriate to reflect the process in your school</text:span><text:span text:style-name="T151">, setting</text:span><text:span text:style-name="T152"><text:s/>or trust]</text:span><text:span text:style-name="T153"><text:s/>about the informal or ad-hoc flexibility you would like. Other types of flexible working will require a formal application, for example, when requesting a permanent change to working hours or days worked.</text:span><text:bookmark-start text:name="_Toc216088705"/></text:p>
      <text:h text:style-name="P154" text:outline-level="2">Making a formal application for a flexible working arrangement in our school<text:bookmark-end text:name="_Toc216088705"/></text:h>
      <text:list text:style-name="LFO6" text:continue-numbering="true">
        <text:list-item>
          <text:p text:style-name="P155">All employees have the statutory right to make a request for flexible working from the first day of employment.<text:s/></text:p>
        </text:list-item>
        <text:list-item>
          <text:p text:style-name="P156">All employees have the statutory right to make<text:s/>two<text:s/>flexible working requests within any 12-month period.<text:s/></text:p>
        </text:list-item>
        <text:list-item>
          <text:p text:style-name="P157">An employee may have only<text:s/>one<text:s/>request for flexible working with their employer at any one time. Once a request has been made, it remains live until any of the following occur:</text:p>
          <text:list text:continue-numbering="true">
            <text:list-item>
              <text:p text:style-name="P158">a decision about the request is made by the employer or the request is withdrawn</text:p>
            </text:list-item>
            <text:list-item>
              <text:p text:style-name="P159">an outcome is mutually agreed</text:p>
            </text:list-item>
            <text:list-item>
              <text:p text:style-name="P160">the statutory<text:s/>2-month period for deciding requests ends, or any agreed extension ends</text:p>
            </text:list-item>
          </text:list>
        </text:list-item>
        <text:list-item>
          <text:p text:style-name="P161">We will consult with individuals before rejecting a flexible working request. This will enable us to explore with individuals whether alternative workable options may be available.</text:p>
        </text:list-item>
        <text:list-item>
          <text:p text:style-name="P162">We will reach a decision (including the outcome of an appeal) within<text:s/>two<text:s/>months, or a period agreed by the employer and the employee.<text:s/></text:p>
        </text:list-item>
        <text:list-item>
          <text:p text:style-name="P163">We encourage a<text:s/>two-way dialogue before any formal request is made and encourage anyone requesting flexible working to have a conversation with their line manager ahead of making a formal request. This can help support a successful request.<text:s/></text:p>
        </text:list-item>
        <text:list-item>
          <text:p text:style-name="P164">It might also be helpful for employees to consider whether they would like a trial period before making their request.</text:p>
        </text:list-item>
        <text:list-item>
          <text:p text:style-name="P165">All requests will be considered reasonably,<text:s/>on a case-by-case basis.</text:p>
        </text:list-item>
      </text:list>
      <text:p text:style-name="Normal"><text:span text:style-name="T166">Formal applications must be made in writing via letter or the appropriate proforma<text:s/></text:span><text:span text:style-name="T167">[amend according to the process in place in your school</text:span><text:span text:style-name="T168">/setting/trust</text:span><text:span text:style-name="T169">]</text:span><text:span text:style-name="T170"><text:s/>to the<text:s/></text:span><text:span text:style-name="T171">h</text:span><text:span text:style-name="T172">eadteacher and include:<text:s/></text:span></text:p>
      <text:list text:style-name="LFO1" text:continue-numbering="true">
        <text:list-item>
          <text:p text:style-name="P173">the date of the request</text:p>
        </text:list-item>
        <text:list-item>
          <text:p text:style-name="P174">a statement that this is a formal request to work flexibly</text:p>
        </text:list-item>
        <text:list-item>
          <text:p text:style-name="P175">detail of the flexibility being sought in relation to hours,<text:s/>times,<text:s/>or place of work</text:p>
        </text:list-item>
        <text:list-item>
          <text:p text:style-name="P176">the proposed start date for the flexible working arrangement</text:p>
        </text:list-item>
        <text:list-item>
          <text:p text:style-name="P177">whether any other request for flexible working has been made in the last 12 months</text:p>
        </text:list-item>
        <text:list-item>
          <text:p text:style-name="P178">if the request is being made in connection with a protected characteristic, as defined by the Equality Act 2010</text:p>
        </text:list-item>
      </text:list>
      <text:p text:style-name="P179"/>
      <text:h text:style-name="P180" text:outline-level="1"><text:bookmark-start text:name="_Toc216088706"/><text:soft-page-break/>Considering a request and communicating the outcome<text:bookmark-end text:name="_Toc216088706"/></text:h>
      <text:p text:style-name="P181">School leaders will be appropriately trained to be able to consider flexible working requests positively and to avoid discrimination.<text:s/></text:p>
      <text:p text:style-name="P182">All formal requests, including any appeals, will be dealt with as soon as possible, and always within<text:s/>2<text:s/>months beginning with the date on which the application is made. We will always aim to reach a decision in quicker time. Both parties may agree to an extension of the period and the employer should confirm this in writing.<text:s/></text:p>
      <text:p text:style-name="P183">If the<text:s/>headteacher intends to approve the request without further discussion, a meeting may not be necessary.</text:p>
      <text:p text:style-name="Normal"><text:span text:style-name="T184">If the request cannot be quickly approved, the<text:s/></text:span><text:span text:style-name="T185">h</text:span><text:span text:style-name="T186">eadteacher</text:span><text:span text:style-name="T187"><text:s/>will arrange a meeting as soon as possible on receipt of an application. The purpose of the meeting is to explore the desired working pattern, to explore whether alternative workable options may be available, and to give the application serious consideration, in a ‘reasonable manner’ as set out in the<text:s/></text:span><text:a xlink:href="https://www.gov.uk/flexible-working/after-the-application" office:target-frame-name="_top" xlink:show="replace"><text:span text:style-name="T188">statutory framework</text:span></text:a><text:span text:style-name="T189">. Employees will be able to bring a trade union representative or work colleague to this meeting. Sufficient notice will be provided ahead of the meeting taking place.</text:span></text:p>
      <text:p text:style-name="Normal"><text:span text:style-name="T190">The<text:s/></text:span><text:span text:style-name="T191">h</text:span><text:span text:style-name="T192">eadteacher will write to the individual within<text:s/></text:span><text:span text:style-name="T193">[insert a time limit appropriate to your school]<text:s/></text:span><text:span text:style-name="T194">of the meeting to either:</text:span></text:p>
      <text:list text:style-name="LFO7" text:continue-numbering="true">
        <text:list-item>
          <text:p text:style-name="P195">agree the new working pattern in full, and agree the date new arrangements will come into effect and any adjustments to the contract of employment</text:p>
        </text:list-item>
        <text:list-item>
          <text:p text:style-name="P196">agree the request in part, for example on the basis of an agreed trial period or on an agreed temporary basis</text:p>
        </text:list-item>
        <text:list-item>
          <text:p text:style-name="P197">provide clear business grounds as to why the application cannot be accepted. This may include offering an alternative proposal</text:p>
        </text:list-item>
      </text:list>
      <text:p text:style-name="P198">Requests will be supported where possible and will only be refused based on the eight reasons set out below. The grounds for rejecting a request are set out in the Employment Rights Act 1996:</text:p>
      <text:list text:style-name="LFO8" text:continue-numbering="true">
        <text:list-item>
          <text:p text:style-name="P199">the burden of additional costs</text:p>
        </text:list-item>
        <text:list-item>
          <text:p text:style-name="P200">detrimental effect on the ability to meet customer demand<text:s/></text:p>
        </text:list-item>
        <text:list-item>
          <text:p text:style-name="P201">inability to reorganise work among existing staff<text:s/></text:p>
        </text:list-item>
        <text:list-item>
          <text:p text:style-name="P202">detrimental impact on quality<text:s/></text:p>
        </text:list-item>
        <text:list-item>
          <text:p text:style-name="P203">detrimental impact on performance</text:p>
        </text:list-item>
        <text:list-item>
          <text:p text:style-name="P204">inability to recruit additional staff</text:p>
        </text:list-item>
        <text:list-item>
          <text:p text:style-name="P205">insufficiency of work during the periods the employee proposes to work</text:p>
        </text:list-item>
        <text:list-item>
          <text:p text:style-name="P206">planned structural changes</text:p>
        </text:list-item>
      </text:list>
      <text:p text:style-name="P207">Timescales may be extended where both parties are in agreement.</text:p>
      <text:soft-page-break/>
      <text:p text:style-name="Normal"><text:span text:style-name="T208">Headteachers seeking flexible working should make their request to the Chair of Governors/Trustees/Executive Headteacher<text:s/></text:span><text:span text:style-name="T209">[amend/delete as appropriate]</text:span><text:span text:style-name="T210"><text:s/>and follow the same process set out above. Any meeting to discuss flexible working will be held with the Chair of Governors/Trustees/Executive Headteacher</text:span><text:span text:style-name="T211"><text:s/>[amend/delete as appropriate]</text:span><text:span text:style-name="T212">, who will also be responsible for considering the request in a reasonable manner and managing any appeals process.</text:span></text:p>
      <text:p text:style-name="P213">An individual may wish to request an alteration to their arrangement as a result of a change in circumstances. Any changes to arrangements would need to be agreed by both parties through discussion and formalised in writing.</text:p>
      <text:p text:style-name="Normal"><text:span text:style-name="T214">Support on how to manage these conversations<text:s/></text:span><text:span text:style-name="T215">can be found here:<text:s/></text:span><text:a xlink:href="https://www.acas.org.uk/statutory-flexible-working-requests/communicating-the-decision" office:target-frame-name="_top" xlink:show="replace"><text:span text:style-name="T216">Communicating the decision - Statutory flexible working requests - Acas</text:span></text:a></text:p>
      <text:p text:style-name="P217"/>
      <text:h text:style-name="P218" text:outline-level="1"><text:bookmark-start text:name="_Toc216088707"/><text:soft-page-break/>Trialling a new arrangement<text:bookmark-end text:name="_Toc216088707"/></text:h>
      <text:p text:style-name="P219">A new working pattern may be agreed subject to a trial period which is agreeable to both parties, for example for<text:s/>one<text:s/>academic year. This approach goes beyond what is set out in the legislation and can help reach a positive outcome.<text:s/></text:p>
      <text:p text:style-name="P220">At the end of this period the line manager or appropriate senior staff member will meet with the applicant to discuss the experience of the trial period and whether the arrangement can be made permanent. Employees may wish to be accompanied by a trade union representative at this meeting. At this point it may be appropriate to revisit the arrangements to suit all parties. All trial period arrangements and their agreed outcomes will be confirmed in writing.</text:p>
      <text:p text:style-name="P221"/>
      <text:h text:style-name="P222" text:outline-level="1"><text:bookmark-start text:name="_Toc216088708"/><text:soft-page-break/>Right to appeal<text:bookmark-end text:name="_Toc216088708"/><text:s/></text:h>
      <text:p text:style-name="P223">[The following section should be adapted in accordance with school/setting/trust’s appeals process. This may include providing further detail on the role of your governing board/ trust board]</text:p>
      <text:p text:style-name="Normal"><text:span text:style-name="T224">An employee may appeal the outcome of a formal flexible working request.<text:s/></text:span></text:p>
      <text:p text:style-name="Normal"><text:span text:style-name="T225">The appeal should be made in writing to<text:s/></text:span><text:span text:style-name="T226">[insert appropriate named individual here]<text:s/></text:span><text:span text:style-name="T227">within<text:s/></text:span><text:span text:style-name="T228">[insert timescale as appropriate to your school/setting/trust]</text:span><text:span text:style-name="T229"><text:s/>days of receipt of outcome, stating grounds of the appeal.</text:span></text:p>
      <text:p text:style-name="P230"><text:span text:style-name="T231">A meeting will be held within<text:s/></text:span><text:span text:style-name="T232">[insert timescale as appropriate to your school/ setting/trust]</text:span><text:span text:style-name="T233"><text:s/>days of receipt of the appeal between a designated senior leader<text:s/></text:span></text:p>
      <text:p text:style-name="P234">and the applicant, to discuss and consider the appeal. The appeal will be</text:p>
      <text:p text:style-name="P235">dealt with impartially and the applicant may be accompanied by a colleague or<text:s/></text:p>
      <text:p text:style-name="P236">trade union representative at the appeal.</text:p>
      <text:p text:style-name="P237"/>
      <text:p text:style-name="P238"><text:span text:style-name="T239">The outcome and reasons for the decision will be confirmed in writing within<text:s/></text:span><text:span text:style-name="T240">[insert timescale as appropriate to your school/ setting/ trust]<text:s/></text:span><text:span text:style-name="T241">days.</text:span></text:p>
      <text:p text:style-name="P242"/>
      <text:p text:style-name="P243">Unless agreed otherwise, the whole process, including an appeal, will not exceed<text:s/>2<text:s/>months, beginning with the date on which the application is made.</text:p>
      <text:p text:style-name="P244"/>
      <text:h text:style-name="P245" text:outline-level="1"><text:bookmark-start text:name="_Toc216088709"/><text:soft-page-break/>Review and<text:s/>monitoring<text:bookmark-end text:name="_Toc216088709"/></text:h>
      <text:p text:style-name="P246"/>
      <text:p text:style-name="P247">This policy will be reviewed on a regular basis to ensure consistency,<text:s/>fairness,<text:s/>and effectiveness, and to reflect any changes in employment legislation. This will include sharing and consulting with staff and trade unions and conducting an equality impact assessment.</text:p>
      <text:p text:style-name="P2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07%"/>
      <style:text-properties style:letter-kerning="false" fo:font-size="11pt" style:font-size-asian="11pt" style:font-size-complex="11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style:letter-kerning="true" fo:font-size="12pt" style:font-size-asian="12pt" style:font-size-complex="12pt" fo:hyphenate="false"/>
    </style:style>
    <style:style style:name="FooterChar" style:display-name="Footer Char" style:family="text" style:parent-style-name="DefaultParagraphFont"/>
    <style:style style:name="EndnoteText" style:display-name="Endnote Text" style:family="paragraph" style:parent-style-name="Normal">
      <style:paragraph-properties fo:margin-bottom="0in" fo:line-height="100%"/>
      <style:text-properties style:letter-kerning="true"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58.3%"/>
    </style:style>
    <style:style style:name="TOCHeading" style:display-name="TOC Heading" style:family="paragraph" style:parent-style-name="Heading1" style:next-style-name="Normal">
      <style:paragraph-properties fo:margin-top="0.1666in" fo:margin-bottom="0in"/>
      <style:text-properties fo:font-size="16pt" style:font-size-asian="16pt" style:font-size-complex="16pt"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style:tab-stops>
          <style:tab-stop style:type="right" style:leader-style="dotted" style:leader-text="." style:position="6.2611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letter-kerning="false" fo:font-size="11pt" style:font-size-asian="11pt" style:font-size-complex="11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letter-kerning="false"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Revision" style:display-name="Revision" style:family="paragraph">
      <style:paragraph-properties fo:margin-bottom="0in" fo:line-height="100%"/>
      <style:text-properties style:letter-kerning="false" fo:font-size="11pt" style:font-size-asian="11pt" style:font-size-complex="11pt" fo:hyphenate="false"/>
    </style:style>
    <style:style style:name="UnresolvedMention" style:display-name="Unresolved Mention" style:family="text" style:parent-style-name="DefaultParagraphFont">
      <style:text-properties fo:color="#605E5C" fo:background-color="#E1DFDD"/>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letter-kerning="false" fo:font-size="10pt" style:font-size-asian="10pt" style:font-size-complex="10pt"/>
    </style:style>
    <style:style style:name="Mention" style:display-name="Mention" style:family="text" style:parent-style-name="DefaultParagraphFont">
      <style:text-properties fo:color="#2B579A" fo:background-color="#E1DFDD"/>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ptos"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ptos" style:font-name-asian="Aptos"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rial" style:font-name-asian="Aptos"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Arial" style:font-name-asian="Aptos"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Arial" style:font-name-asian="Aptos" style:font-name-complex="Ari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2pt" style:font-size-asian="12pt" style:font-size-complex="12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9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9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9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9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9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9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9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9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Arial"/>
      </text:list-level-style-bullet>
      <text:list-level-style-bullet text:level="2" text:style-name="WW_CharLFO10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10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10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10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10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10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10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10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58in" text:min-label-width="0.25in" text:list-level-position-and-space-mode="label-alignment">
          <style:list-level-label-alignment text:label-followed-by="listtab" fo:margin-left="0.7458in" fo:text-indent="-0.25in"/>
        </style:list-level-properties>
        <style:text-properties style:font-name="Arial"/>
      </text:list-level-style-bullet>
      <text:list-level-style-bullet text:level="2" text:style-name="WW_CharLFO11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1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1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1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1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1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1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1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Arial"/>
      </text:list-level-style-bullet>
      <text:list-level-style-bullet text:level="2" text:style-name="WW_CharLFO12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12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12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12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12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12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12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12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13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13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13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13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13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13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13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ALL, Robin</meta:initial-creator>
    <dc:creator>GRAFTON, Miranda</dc:creator>
    <meta:creation-date>2026-02-12T16:06:00Z</meta:creation-date>
    <dc:date>2026-02-12T16:06:00Z</dc:date>
    <meta:template xlink:href="Normal" xlink:type="simple"/>
    <meta:editing-cycles>2</meta:editing-cycles>
    <meta:editing-duration>PT0S</meta:editing-duration>
    <meta:user-defined meta:name="ContentTypeId">0x0101008FDC162AB942F14F94B99672127EE7D6</meta:user-defined>
    <meta:user-defined meta:name="MediaServiceImageTags"/>
    <meta:user-defined meta:name="docLang">en</meta:user-defined>
    <meta:user-defined meta:name="h5181134883947a99a38d116ffff0102">DfE|a484111e-5b24-4ad9-9778-c536c8c88985</meta:user-defined>
    <meta:user-defined meta:name="ba8d4f2c4b764194bae6c355bbdcc1eb">DfE|cc08a6d4-dfde-4d0f-bd85-069ebcef80d5</meta:user-defined>
    <meta:user-defined meta:name="ce5af11cf85042fda4c4f1f7f633f15b">Official|0884c477-2e62-47ea-b19c-5af6e91124c5</meta:user-defined>
    <meta:user-defined meta:name="_dlc_DocIdItemGuid">135364c4-31f6-4010-924b-27eabd94e50e</meta:user-defined>
    <meta:user-defined meta:name="DfeOrganisationalUnit">2;#DfE|cc08a6d4-dfde-4d0f-bd85-069ebcef80d5</meta:user-defined>
    <meta:user-defined meta:name="DfeRights:ProtectiveMarking">1;#Official|0884c477-2e62-47ea-b19c-5af6e91124c5</meta:user-defined>
    <meta:user-defined meta:name="DfeOwner">3;#DfE|a484111e-5b24-4ad9-9778-c536c8c88985</meta:user-defined>
    <meta:user-defined meta:name="IWPOrganisationalUnit">2;#DfE|cc08a6d4-dfde-4d0f-bd85-069ebcef80d5</meta:user-defined>
    <meta:user-defined meta:name="IWPOwner">3;#DfE|a484111e-5b24-4ad9-9778-c536c8c88985</meta:user-defined>
    <meta:user-defined meta:name="IWPRightsProtectiveMarking">1;#Official|0884c477-2e62-47ea-b19c-5af6e91124c5</meta:user-defined>
    <meta:user-defined meta:name="b11dec6ce0c448c0844aaa6ccb665a34"/>
    <meta:user-defined meta:name="fcfa2e3a102f492eb9989c5396408ed9"/>
    <meta:user-defined meta:name="IWPSubject"/>
    <meta:user-defined meta:name="h5181134883947a99a38d116ffff0006"/>
    <meta:user-defined meta:name="DfeRights_x003a_ProtectiveMarking">1;#Official|0884c477-2e62-47ea-b19c-5af6e91124c5</meta:user-defined>
    <meta:user-defined meta:name="DfeSubject"/>
    <meta:user-defined meta:name="IWPFunction"/>
    <meta:user-defined meta:name="lcf76f155ced4ddcb4097134ff3c332f"/>
    <meta:user-defined meta:name="IWPSiteType"/>
    <meta:document-statistic meta:page-count="12" meta:paragraph-count="31" meta:word-count="2322" meta:character-count="15531" meta:row-count="110" meta:non-whitespace-character-count="13240"/>
  </office:meta>
</office:document-meta>
</file>